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28c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</text:span><text:a xlink:type="simple" xlink:href="https://codeforces.com/problemset?tags=constructive%20algorithms" office:name="CODEFORCES" text:style-name="Internet_20_link" text:visited-style-name="Visited_20_Internet_20_Link"><text:span text:style-name="T1">https://codeforces.com/problemset?tags=constructive algorithms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8T00:03:57.177000000</meta:creation-date>
    <dc:date>2021-03-18T00:05:32.606000000</dc:date>
    <meta:editing-duration>PT1M36S</meta:editing-duration>
    <meta:editing-cycles>1</meta:editing-cycles>
    <meta:document-statistic meta:table-count="0" meta:image-count="0" meta:object-count="0" meta:page-count="1" meta:paragraph-count="1" meta:word-count="2" meta:character-count="64" meta:non-whitespace-character-count="63"/>
    <meta:generator>LibreOffice/7.0.2.2$Windows_X86_64 LibreOffice_project/8349ace3c3162073abd90d81fd06dcfb6b36b994</meta:generator>
  </office:meta>
</office:document-meta>
</file>